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Scientific Overview</text:p>
      <text:p text:style-name="Preformatted_20_Text">Stellar Chromospheres Stellar Winds – History and problem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Radio Emission Mechanisms with emphasis on molecular and free-free</text:p>
      <text:p text:style-name="Preformatted_20_Text">uv spectra shows gradual acceleration</text:p>
      <text:p text:style-name="Preformatted_20_Text"/>
      <text:p text:style-name="Preformatted_20_Text">mass loss picture across the HR diagram (cranmer &amp; saar, 2011; Jager, 1988)</text:p>
      <text:p text:style-name="Preformatted_20_Text"/>
      <text:p text:style-name="Preformatted_20_Text">2)<text:span text:style-name="T3">some examples of visibilities of ideal sources ALA VLA summer school,</text:span><text:line-break/><text:span text:style-name="T3">and where the focus on the measurement equation is perhaps slighly under emphasized.</text:span></text:p>
      <text:p text:style-name="Preformatted_20_Text"/>
      <text:p text:style-name="Preformatted_20_Text">3) Instrumentation, Targets, and Observations <text:s/></text:p>
      <text:p text:style-name="Preformatted_20_Text">CARMA - Receivers, configurations, table of properties, sensitivity, upper and lower sideband discussion p16 synthesis imaging</text:p>
      <text:p text:style-name="Preformatted_20_Text">Betelgeuse – general properties</text:p>
      <text:p text:style-name="Preformatted_20_Text">Observations (Table from paper)</text:p>
      <text:p text:style-name="Preformatted_20_Text">JVLA <text:s/>- Receivers, configurations, table of properties, sensitivity, old vs new</text:p>
      <text:p text:style-name="Preformatted_20_Text">Aboo and Atau – general properties</text:p>
      <text:p text:style-name="Preformatted_20_Text">Observational Preparation</text:p>
      <text:p text:style-name="Preformatted_20_Text">Observations (Table from paper)</text:p>
      <text:p text:style-name="Preformatted_20_Text"/>
      <text:p text:style-name="Preformatted_20_Text">4a) Data analysis</text:p>
      <text:p text:style-name="Preformatted_20_Text">Measurement Equation: Appendix CASA guides</text:p>
      <text:p text:style-name="Preformatted_20_Text"/>
      <text:p text:style-name="Preformatted_20_Text">4) The Circumstellar Environment of Betelgeuse</text:p>
      <text:p text:style-name="Preformatted_20_Text">Intro to CO in Betelgeuse</text:p>
      <text:p text:style-name="Preformatted_20_Text">Flagging, Calibration &amp; Imaging</text:p>
      <text:p text:style-name="Preformatted_20_Text">CLEAN vs MEM vs Multi-scale Clean (for Peter!)</text:p>
      <text:p text:style-name="Preformatted_20_Text">Final Image Cube (High and Low res)</text:p>
      <text:p text:style-name="Preformatted_20_Text">I) radial velocity over last few decades</text:p>
      <text:p text:style-name="Preformatted_20_Text">a) spectra </text:p>
      <text:p text:style-name="Preformatted_20_Text">c) images </text:p>
      <text:p text:style-name="Preformatted_20_Text">b) 2<text:span text:style-name="T2">nd</text:span> source</text:p>
      <text:p text:style-name="Preformatted_20_Text">c) SMA data</text:p>
      <text:p text:style-name="Preformatted_20_Text"/>
      <text:p text:style-name="Preformatted_20_Text">This could be a small chapter</text:p>
      <text:p text:style-name="Preformatted_20_Text">d) e-Merlin: </text:p>
      <text:p text:style-name="Preformatted_20_Text">position </text:p>
      <text:p text:style-name="Preformatted_20_Text">GMH model vs emerlin</text:p>
      <text:p text:style-name="Preformatted_20_Text">CASA simulation with VLA (why we dont see it with pi-town of A-config)</text:p>
      <text:p text:style-name="Preformatted_20_Text"/>
      <text:p text:style-name="Preformatted_20_Text">5) Multi-w/l radio emission studies of Red Giants</text:p>
      <text:p text:style-name="Preformatted_20_Text">Dirty Image, PSF</text:p>
      <text:p text:style-name="Preformatted_20_Text">Show images of calibrators</text:p>
      <text:p text:style-name="Preformatted_20_Text">Final Radio Maps (aboo and atau)</text:p>
      <text:p text:style-name="Preformatted_20_Text">a) Comparison to Previous Models/Data</text:p>
      <text:p text:style-name="Preformatted_20_Text">b) Spectral Indices</text:p>
      <text:p text:style-name="Preformatted_20_Text">mass loss rates</text:p>
      <text:p text:style-name="Preformatted_20_Text">c) Analytical Advection Model</text:p>
      <text:p text:style-name="Preformatted_20_Text"/>
      <text:p text:style-name="Preformatted_20_Text">6) Thermal Energy Balance of Arcturus' Outflow</text:p>
      <text:p text:style-name="Preformatted_20_Text">IUE vs Hubble</text:p>
      <text:p text:style-name="Preformatted_20_Text">HST data for arcturus</text:p>
      <text:p text:style-name="Preformatted_20_Text">Cool stars (needs some additional work)</text:p>
      <text:p text:style-name="Preformatted_20_Text">Possible use new analytical model from VLA paper</text:p>
      <text:p text:style-name="Preformatted_20_Text"/>
      <text:p text:style-name="Preformatted_20_Text"><text:soft-page-break/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c) Advection code</text:p>
      <text:p text:style-name="Preformatted_20_Text"/>
      <text:p text:style-name="Preformatted_20_Text">Appendix</text:p>
      <text:p text:style-name="Preformatted_20_Text">Derivation for radio power law for stellar wind with constant and non-constant temperature </text:p>
      <text:p text:style-name="Preformatted_20_Text">Derivation of analytical advection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6-12T23:32:04</dc:date>
    <dc:creator>eamon </dc:creator>
    <meta:generator>OpenOffice.org/3.2$Linux OpenOffice.org_project/320m12$Build-9483</meta:generator>
    <meta:editing-duration>PT08H07M43S</meta:editing-duration>
    <meta:editing-cycles>33</meta:editing-cycles>
    <meta:document-statistic meta:table-count="0" meta:image-count="0" meta:object-count="0" meta:page-count="2" meta:paragraph-count="59" meta:word-count="387" meta:character-count="2502"/>
  </office:meta>
</office:document-meta>
</file>